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3cm" svg:stroke-color="#000000" draw:stroke-linejoin="miter" draw:fill="none" fo:padding-top="0.141cm" fo:padding-bottom="0.141cm" fo:padding-left="0.266cm" fo:padding-right="0.266cm"/>
    </style:style>
    <style:style style:name="gr2" style:family="graphic" style:parent-style-name="standard">
      <style:graphic-properties draw:stroke="dash" draw:stroke-dash="dash7" svg:stroke-width="0.041cm" svg:stroke-color="#000000" draw:stroke-linejoin="miter" draw:fill="non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dash8" svg:stroke-width="0.043cm" svg:stroke-color="#000000" draw:stroke-linejoin="miter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width="0.026cm" draw:stroke-linejoin="miter" draw:fill="solid" draw:fill-color="#ffffff" draw:textarea-vertical-align="middle"/>
    </style:style>
    <style:style style:name="gr5" style:family="graphic" style:parent-style-name="standard">
      <style:graphic-properties draw:stroke="solid" svg:stroke-width="0.015cm" svg:stroke-color="#000000" draw:stroke-linejoin="miter" draw:fill="solid" draw:fill-color="#ffc452" draw:textarea-vertical-align="middle" fo:padding-top="0.132cm" fo:padding-bottom="0.132cm" fo:padding-left="0.257cm" fo:padding-right="0.257cm"/>
    </style:style>
    <style:style style:name="gr6" style:family="graphic" style:parent-style-name="standard">
      <style:graphic-properties draw:stroke="solid" svg:stroke-width="0.015cm" svg:stroke-color="#000000" draw:stroke-linejoin="miter" draw:fill="solid" draw:fill-color="#9ed55c" draw:textarea-vertical-align="middle" fo:padding-top="0.132cm" fo:padding-bottom="0.132cm" fo:padding-left="0.257cm" fo:padding-right="0.257cm"/>
    </style:style>
    <style:style style:name="gr7" style:family="graphic" style:parent-style-name="standard">
      <style:graphic-properties draw:stroke="solid" svg:stroke-width="0.022cm" svg:stroke-color="#000000" draw:stroke-linejoin="miter" draw:fill="solid" draw:fill-color="#cc5258" draw:textarea-vertical-align="middle" fo:padding-top="0.136cm" fo:padding-bottom="0.136cm" fo:padding-left="0.261cm" fo:padding-right="0.261cm"/>
    </style:style>
    <style:style style:name="gr8" style:family="graphic" style:parent-style-name="standard">
      <style:graphic-properties draw:stroke="solid" svg:stroke-width="0.028cm" svg:stroke-color="#000000" draw:stroke-linejoin="miter" draw:fill="solid" draw:fill-color="#cc5258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15cm" svg:stroke-color="#000000" draw:stroke-linejoin="miter" draw:fill="solid" draw:fill-color="#009aff" fo:padding-top="0.132cm" fo:padding-bottom="0.132cm" fo:padding-left="0.257cm" fo:padding-right="0.257cm"/>
    </style:style>
    <style:style style:name="gr10" style:family="graphic" style:parent-style-name="standard">
      <style:graphic-properties draw:stroke="solid" svg:stroke-width="0.08cm" svg:stroke-color="#000000" draw:marker-start="" draw:marker-start-width="0.272cm" draw:marker-end="Arrow" draw:marker-end-width="0.272cm" draw:stroke-linejoin="miter" draw:fill="none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cm" svg:stroke-color="#000000" draw:marker-start-width="0.272cm" draw:marker-end="Arrow" draw:marker-end-width="0.272cm" draw:stroke-linejoin="miter" draw:fill="none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91" svg:stroke-width="0.032cm" svg:stroke-color="#000000" svg:stroke-opacity="40%" draw:stroke-linejoin="miter" draw:fill="none" fo:padding-top="0.141cm" fo:padding-bottom="0.141cm" fo:padding-left="0.266cm" fo:padding-right="0.266cm"/>
    </style:style>
    <style:style style:name="gr13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fo:min-height="1.55cm"/>
    </style:style>
    <style:style style:name="gr15" style:family="graphic" style:parent-style-name="standard">
      <style:graphic-properties draw:stroke="solid" svg:stroke-width="0.031cm" svg:stroke-color="#000000" draw:stroke-linejoin="miter" draw:fill="solid" draw:fill-color="#ffc452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21cm" svg:stroke-color="#000000" draw:stroke-linejoin="miter" draw:fill="solid" draw:fill-color="#9ed55c" draw:textarea-vertical-align="middle" draw:fit-to-size="false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draw:fill="none" draw:textarea-vertical-align="middle"/>
    </style:style>
    <style:style style:name="gr21" style:family="graphic" style:parent-style-name="standard">
      <style:graphic-properties draw:stroke="none" svg:stroke-width="0.035cm" draw:stroke-linejoin="miter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paragraph-properties fo:text-align="center"/>
      <style:text-properties fo:color="#ffffff"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line draw:style-name="gr1" draw:layer="layout" svg:width="1.888cm" svg:height="6.355cm" svg:x="14.715cm" svg:y="2.741cm" svg:viewBox="0 0 1889 6356" draw:points="1889,0 1889,1459 0,3348 0,6356">
          <text:p/>
        </draw:polyline>
        <draw:polygon draw:style-name="gr2" draw:layer="layout" svg:width="9.14cm" svg:height="9.613cm" svg:x="0.365cm" svg:y="0.642cm" svg:viewBox="0 0 9141 9614" draw:points="4570,9614 0,9614 0,0 9141,0 9141,9614">
          <text:p/>
        </draw:polygon>
        <draw:polygon draw:style-name="gr3" draw:layer="layout" svg:width="17.41cm" svg:height="9.6cm" svg:x="10.089cm" svg:y="0.638cm" svg:viewBox="0 0 17411 9601" draw:points="8705,9601 0,9601 0,0 17411,0 17411,9601">
          <text:p/>
        </draw:polygon>
        <draw:polygon draw:style-name="gr4" draw:layer="layout" svg:width="5.951cm" svg:height="1.09cm" svg:x="1.948cm" svg:y="0.041cm" svg:viewBox="0 0 5952 1091" draw:points="2976,1091 0,1091 0,0 5952,0 5952,1091">
          <text:p>Prior state of the art</text:p>
        </draw:polygon>
        <draw:polygon draw:style-name="gr5" draw:text-style-name="P1" draw:layer="layout" svg:width="2.852cm" svg:height="0.998cm" svg:x="12.733cm" svg:y="3.675cm" svg:viewBox="0 0 2853 999" draw:points="1426,999 0,999 0,0 2853,0 2853,999">
          <text:p text:style-name="P1">Model</text:p>
        </draw:polygon>
        <draw:line draw:style-name="gr1" draw:layer="layout" svg:x1="15.591cm" svg:y1="4.191cm" svg:x2="17.597cm" svg:y2="4.191cm">
          <text:p/>
        </draw:line>
        <draw:polygon draw:style-name="gr6" draw:text-style-name="P1" draw:layer="layout" svg:width="2.852cm" svg:height="0.998cm" svg:x="17.601cm" svg:y="3.675cm" svg:viewBox="0 0 2853 999" draw:points="1426,999 0,999 0,0 2853,0 2853,999">
          <text:p text:style-name="P1">Protocol</text:p>
        </draw:polygon>
        <draw:polygon draw:style-name="gr5" draw:text-style-name="P1" draw:layer="layout" svg:width="2.852cm" svg:height="0.998cm" svg:x="12.098cm" svg:y="4.31cm" svg:viewBox="0 0 2853 999" draw:points="1426,999 0,999 0,0 2853,0 2853,999">
          <text:p text:style-name="P1">Model</text:p>
        </draw:polygon>
        <draw:line draw:style-name="gr1" draw:layer="layout" svg:x1="14.956cm" svg:y1="4.826cm" svg:x2="16.962cm" svg:y2="4.826cm">
          <text:p/>
        </draw:line>
        <draw:polygon draw:style-name="gr6" draw:text-style-name="P1" draw:layer="layout" svg:width="2.852cm" svg:height="0.998cm" svg:x="16.966cm" svg:y="4.31cm" svg:viewBox="0 0 2853 999" draw:points="1426,999 0,999 0,0 2853,0 2853,999">
          <text:p text:style-name="P1">Protocol</text:p>
        </draw:polygon>
        <draw:polygon draw:style-name="gr5" draw:text-style-name="P1" draw:layer="layout" svg:width="2.852cm" svg:height="0.998cm" svg:x="11.463cm" svg:y="4.945cm" svg:viewBox="0 0 2853 999" draw:points="1426,999 0,999 0,0 2853,0 2853,999">
          <text:p text:style-name="P1">Model</text:p>
        </draw:polygon>
        <draw:line draw:style-name="gr1" draw:layer="layout" svg:x1="14.321cm" svg:y1="5.461cm" svg:x2="16.327cm" svg:y2="5.461cm">
          <text:p/>
        </draw:line>
        <draw:polygon draw:style-name="gr6" draw:text-style-name="P1" draw:layer="layout" svg:width="2.852cm" svg:height="0.998cm" svg:x="16.331cm" svg:y="4.945cm" svg:viewBox="0 0 2853 999" draw:points="1426,999 0,999 0,0 2853,0 2853,999">
          <text:p text:style-name="P1">Protocol</text:p>
        </draw:polygon>
        <draw:polygon draw:style-name="gr5" draw:text-style-name="P1" draw:layer="layout" svg:width="2.852cm" svg:height="0.998cm" svg:x="10.828cm" svg:y="5.58cm" svg:viewBox="0 0 2853 999" draw:points="1426,999 0,999 0,0 2853,0 2853,999">
          <text:p text:style-name="P1">Model</text:p>
        </draw:polygon>
        <draw:line draw:style-name="gr1" draw:layer="layout" svg:x1="13.686cm" svg:y1="6.096cm" svg:x2="15.692cm" svg:y2="6.096cm">
          <text:p/>
        </draw:line>
        <draw:polygon draw:style-name="gr6" draw:text-style-name="P1" draw:layer="layout" svg:width="2.852cm" svg:height="0.998cm" svg:x="15.696cm" svg:y="5.58cm" svg:viewBox="0 0 2853 999" draw:points="1426,999 0,999 0,0 2853,0 2853,999">
          <text:p text:style-name="P1">Protocol</text:p>
        </draw:polygon>
        <draw:path draw:style-name="gr7" draw:text-style-name="P2" draw:layer="layout" svg:width="7.049cm" svg:height="1.867cm" svg:x="15.722cm" svg:y="1.255cm" svg:viewBox="0 0 7050 1868" svg:d="m7050 934c0 516-1578 934-3525 934s-3525-418-3525-934 1578-934 3525-934 3525 418 3525 934z">
          <text:p text:style-name="P1"><text:span text:style-name="T1">Domain-specific</text:span></text:p>
          <text:p text:style-name="P1"><text:span text:style-name="T1">ontology annotations</text:span></text:p>
        </draw:path>
        <draw:polygon draw:style-name="gr8" draw:text-style-name="P3" draw:layer="layout" svg:width="3.399cm" svg:height="2.099cm" svg:x="19.6cm" svg:y="6.6cm" svg:viewBox="0 0 3400 2100" draw:points="1700,2100 0,2100 0,0 3400,0 3400,2100">
          <text:p text:style-name="P1"><text:span text:style-name="T2">Library of</text:span><text:span text:style-name="T2"><text:line-break/></text:span><text:span text:style-name="T2">protocol</text:span><text:span text:style-name="T2"><text:line-break/></text:span><text:span text:style-name="T2">components</text:span></text:p>
        </draw:polygon>
        <draw:polygon draw:style-name="gr9" draw:text-style-name="P1" draw:layer="layout" svg:width="3.465cm" svg:height="0.905cm" svg:x="2.618cm" svg:y="8.912cm" svg:viewBox="0 0 3466 906" draw:points="1733,906 0,906 0,0 3466,0 3466,906">
          <text:p text:style-name="P1">Simulator</text:p>
        </draw:polygon>
        <draw:line draw:style-name="gr10" draw:layer="layout" svg:x1="4.356cm" svg:y1="7.979cm" svg:x2="4.356cm" svg:y2="8.858cm">
          <text:p/>
        </draw:line>
        <draw:line draw:style-name="gr11" draw:layer="layout" svg:x1="12.457cm" svg:y1="6.592cm" svg:x2="13.65cm" svg:y2="8.841cm">
          <text:p/>
        </draw:line>
        <draw:line draw:style-name="gr12" draw:layer="layout" svg:x1="20.37cm" svg:y1="6.6cm" svg:x2="18.57cm" svg:y2="6.1cm">
          <text:p/>
        </draw:line>
        <draw:line draw:style-name="gr12" draw:layer="layout" svg:x1="20.4cm" svg:y1="6.6cm" svg:x2="19.182cm" svg:y2="5.437cm">
          <text:p/>
        </draw:line>
        <draw:line draw:style-name="gr12" draw:layer="layout" svg:x1="20.4cm" svg:y1="6.6cm" svg:x2="19.827cm" svg:y2="4.844cm">
          <text:p/>
        </draw:line>
        <draw:line draw:style-name="gr12" draw:layer="layout" svg:x1="20.4cm" svg:y1="6.6cm" svg:x2="20.2cm" svg:y2="4.7cm">
          <text:p/>
        </draw:line>
        <draw:line draw:style-name="gr11" draw:layer="layout" svg:x1="16.832cm" svg:y1="6.592cm" svg:x2="15.639cm" svg:y2="8.841cm">
          <text:p/>
        </draw:line>
        <draw:polygon draw:style-name="gr9" draw:layer="layout" svg:width="3.465cm" svg:height="0.905cm" svg:x="12.99cm" svg:y="8.912cm" svg:viewBox="0 0 3466 906" draw:points="1733,906 0,906 0,0 3466,0 3466,906">
          <text:p text:style-name="P1">Simulator</text:p>
        </draw:polygon>
        <draw:frame draw:style-name="gr13" draw:layer="layout" svg:width="0.002cm" svg:height="0.954cm" svg:x="14.629cm" svg:y="0.153cm">
          <draw:text-box>
            <text:p/>
          </draw:text-box>
        </draw:frame>
        <draw:frame draw:style-name="gr13" draw:layer="layout" svg:width="0.002cm" svg:height="0.954cm" svg:x="5.101cm" svg:y="4.177cm">
          <draw:text-box>
            <text:p/>
          </draw:text-box>
        </draw:frame>
        <draw:frame draw:style-name="gr13" draw:layer="layout" svg:width="0.002cm" svg:height="0.954cm" svg:x="13.242cm" svg:y="3.984cm">
          <draw:text-box>
            <text:p/>
          </draw:text-box>
        </draw:frame>
        <draw:frame draw:style-name="gr13" draw:layer="layout" svg:width="0.002cm" svg:height="0.954cm" svg:x="17.828cm" svg:y="3.984cm">
          <draw:text-box>
            <text:p/>
          </draw:text-box>
        </draw:frame>
        <draw:frame draw:style-name="gr13" draw:layer="layout" svg:width="0.002cm" svg:height="0.954cm" svg:x="12.607cm" svg:y="4.619cm">
          <draw:text-box>
            <text:p/>
          </draw:text-box>
        </draw:frame>
        <draw:frame draw:style-name="gr13" draw:layer="layout" svg:width="0.002cm" svg:height="0.954cm" svg:x="11.972cm" svg:y="5.254cm">
          <draw:text-box>
            <text:p/>
          </draw:text-box>
        </draw:frame>
        <draw:frame draw:style-name="gr13" draw:layer="layout" svg:width="0.002cm" svg:height="0.954cm" svg:x="16.558cm" svg:y="5.254cm">
          <draw:text-box>
            <text:p/>
          </draw:text-box>
        </draw:frame>
        <draw:frame draw:style-name="gr13" draw:layer="layout" svg:width="0.002cm" svg:height="0.954cm" svg:x="11.337cm" svg:y="5.889cm">
          <draw:text-box>
            <text:p/>
          </draw:text-box>
        </draw:frame>
        <draw:frame draw:style-name="gr13" draw:layer="layout" svg:width="0.002cm" svg:height="0.954cm" svg:x="15.923cm" svg:y="5.889cm">
          <draw:text-box>
            <text:p/>
          </draw:text-box>
        </draw:frame>
        <draw:frame draw:style-name="gr13" draw:layer="layout" svg:width="0.002cm" svg:height="0.954cm" svg:x="19.291cm" svg:y="1.723cm">
          <draw:text-box>
            <text:p/>
          </draw:text-box>
        </draw:frame>
        <draw:frame draw:style-name="gr13" draw:layer="layout" svg:width="0.002cm" svg:height="0.954cm" svg:x="3.08cm" svg:y="9.192cm">
          <draw:text-box>
            <text:p/>
          </draw:text-box>
        </draw:frame>
        <draw:frame draw:style-name="gr13" draw:layer="layout" svg:width="0.002cm" svg:height="0.954cm" svg:x="2.4cm" svg:y="1.53cm">
          <draw:text-box>
            <text:p/>
          </draw:text-box>
        </draw:frame>
        <draw:frame draw:style-name="gr13" draw:layer="layout" svg:width="0.002cm" svg:height="0.954cm" svg:x="13.452cm" svg:y="9.192cm">
          <draw:text-box>
            <text:p/>
          </draw:text-box>
        </draw:frame>
        <draw:frame draw:style-name="gr14" draw:layer="layout" svg:width="3.3cm" svg:height="1.8cm" svg:x="0.7cm" svg:y="1.1cm">
          <draw:text-box>
            <text:p>Model repository</text:p>
          </draw:text-box>
        </draw:frame>
        <draw:g>
          <draw:polygon draw:style-name="gr15" draw:text-style-name="P1" draw:layer="layout" svg:width="3.323cm" svg:height="3.889cm" svg:x="5.185cm" svg:y="1.804cm" svg:viewBox="0 0 3324 3890" draw:points="1662,3890 0,3890 0,0 3324,0 3324,3890">
            <text:p text:style-name="P1">Model</text:p>
          </draw:polygon>
          <draw:polygon draw:style-name="gr16" draw:text-style-name="P4" draw:layer="layout" svg:width="2.819cm" svg:height="1.999cm" svg:x="5.444cm" svg:y="2.969cm" svg:viewBox="0 0 2820 2000" draw:points="1410,2000 0,2000 0,0 2820,0 2820,2000">
            <text:p text:style-name="P1"><text:span text:style-name="T3">Single</text:span></text:p>
            <text:p text:style-name="P1"><text:span text:style-name="T3">hard-coded</text:span></text:p>
            <text:p text:style-name="P1"><text:span text:style-name="T3">protocol</text:span></text:p>
          </draw:polygon>
          <draw:frame draw:style-name="gr13" draw:layer="layout" svg:width="0.002cm" svg:height="0.954cm" svg:x="8.546cm" svg:y="1.654cm">
            <draw:text-box>
              <text:p/>
            </draw:text-box>
          </draw:frame>
          <draw:frame draw:style-name="gr13" draw:layer="layout" svg:width="0.002cm" svg:height="0.954cm" svg:x="7.699cm" svg:y="2.405cm">
            <draw:text-box>
              <text:p/>
            </draw:text-box>
          </draw:frame>
          <draw:frame draw:style-name="gr13" draw:layer="layout" svg:width="0.002cm" svg:height="0.954cm" svg:x="5.963cm" svg:y="2.204cm">
            <draw:text-box>
              <text:p/>
            </draw:text-box>
          </draw:frame>
        </draw:g>
        <draw:g>
          <draw:polygon draw:style-name="gr15" draw:text-style-name="P1" draw:layer="layout" svg:width="3.323cm" svg:height="3.889cm" svg:x="4.31cm" svg:y="2.6cm" svg:viewBox="0 0 3324 3890" draw:points="1662,3890 0,3890 0,0 3324,0 3324,3890">
            <text:p text:style-name="P1">Model</text:p>
          </draw:polygon>
          <draw:polygon draw:style-name="gr16" draw:text-style-name="P4" draw:layer="layout" svg:width="2.819cm" svg:height="1.999cm" svg:x="4.569cm" svg:y="3.765cm" svg:viewBox="0 0 2820 2000" draw:points="1410,2000 0,2000 0,0 2820,0 2820,2000">
            <text:p text:style-name="P1"><text:span text:style-name="T3">Single</text:span></text:p>
            <text:p text:style-name="P1"><text:span text:style-name="T3">hard-coded</text:span></text:p>
            <text:p text:style-name="P1"><text:span text:style-name="T3">protocol</text:span></text:p>
          </draw:polygon>
          <draw:frame draw:style-name="gr13" draw:layer="layout" svg:width="0.002cm" svg:height="0.954cm" svg:x="7.671cm" svg:y="2.45cm">
            <draw:text-box>
              <text:p/>
            </draw:text-box>
          </draw:frame>
          <draw:frame draw:style-name="gr13" draw:layer="layout" svg:width="0.002cm" svg:height="0.954cm" svg:x="6.824cm" svg:y="3.201cm">
            <draw:text-box>
              <text:p/>
            </draw:text-box>
          </draw:frame>
          <draw:frame draw:style-name="gr13" draw:layer="layout" svg:width="0.002cm" svg:height="0.954cm" svg:x="5.088cm" svg:y="3cm">
            <draw:text-box>
              <text:p/>
            </draw:text-box>
          </draw:frame>
        </draw:g>
        <draw:g>
          <draw:polygon draw:style-name="gr15" draw:text-style-name="P1" draw:layer="layout" svg:width="3.323cm" svg:height="3.889cm" svg:x="3.487cm" svg:y="3.372cm" svg:viewBox="0 0 3324 3890" draw:points="1662,3890 0,3890 0,0 3324,0 3324,3890">
            <text:p text:style-name="P1">Model</text:p>
          </draw:polygon>
          <draw:polygon draw:style-name="gr16" draw:text-style-name="P4" draw:layer="layout" svg:width="2.819cm" svg:height="1.999cm" svg:x="3.746cm" svg:y="4.537cm" svg:viewBox="0 0 2820 2000" draw:points="1410,2000 0,2000 0,0 2820,0 2820,2000">
            <text:p text:style-name="P1"><text:span text:style-name="T3">Single</text:span></text:p>
            <text:p text:style-name="P1"><text:span text:style-name="T3">hard-coded</text:span></text:p>
            <text:p text:style-name="P1"><text:span text:style-name="T3">protocol</text:span></text:p>
          </draw:polygon>
          <draw:frame draw:style-name="gr13" draw:layer="layout" svg:width="0.002cm" svg:height="0.954cm" svg:x="6.848cm" svg:y="3.222cm">
            <draw:text-box>
              <text:p/>
            </draw:text-box>
          </draw:frame>
          <draw:frame draw:style-name="gr13" draw:layer="layout" svg:width="0.002cm" svg:height="0.954cm" svg:x="6.001cm" svg:y="3.973cm">
            <draw:text-box>
              <text:p/>
            </draw:text-box>
          </draw:frame>
          <draw:frame draw:style-name="gr13" draw:layer="layout" svg:width="0.002cm" svg:height="0.954cm" svg:x="4.265cm" svg:y="3.772cm">
            <draw:text-box>
              <text:p/>
            </draw:text-box>
          </draw:frame>
        </draw:g>
        <draw:g>
          <draw:polygon draw:style-name="gr15" draw:text-style-name="P1" draw:layer="layout" svg:width="3.323cm" svg:height="3.889cm" svg:x="2.636cm" svg:y="4.08cm" svg:viewBox="0 0 3324 3890" draw:points="1662,3890 0,3890 0,0 3324,0 3324,3890">
            <text:p text:style-name="P1">Model</text:p>
          </draw:polygon>
          <draw:polygon draw:style-name="gr16" draw:text-style-name="P4" draw:layer="layout" svg:width="2.819cm" svg:height="1.999cm" svg:x="2.895cm" svg:y="5.245cm" svg:viewBox="0 0 2820 2000" draw:points="1410,2000 0,2000 0,0 2820,0 2820,2000">
            <text:p text:style-name="P1"><text:span text:style-name="T3">Single</text:span></text:p>
            <text:p text:style-name="P1"><text:span text:style-name="T3">hard-coded</text:span></text:p>
            <text:p text:style-name="P1"><text:span text:style-name="T3">protocol</text:span></text:p>
          </draw:polygon>
          <draw:frame draw:style-name="gr13" draw:layer="layout" svg:width="0.002cm" svg:height="0.954cm" svg:x="5.997cm" svg:y="3.93cm">
            <draw:text-box>
              <text:p/>
            </draw:text-box>
          </draw:frame>
          <draw:frame draw:style-name="gr13" draw:layer="layout" svg:width="0.002cm" svg:height="0.954cm" svg:x="5.15cm" svg:y="4.681cm">
            <draw:text-box>
              <text:p/>
            </draw:text-box>
          </draw:frame>
          <draw:frame draw:style-name="gr13" draw:layer="layout" svg:width="0.002cm" svg:height="0.954cm" svg:x="3.414cm" svg:y="4.48cm">
            <draw:text-box>
              <text:p/>
            </draw:text-box>
          </draw:frame>
        </draw:g>
        <draw:frame draw:style-name="gr17" draw:layer="layout" svg:width="3.089cm" svg:height="1.691cm" svg:x="10.7cm" svg:y="1.5cm">
          <draw:text-box>
            <text:p>Model<text:line-break/>repository</text:p>
          </draw:text-box>
        </draw:frame>
        <draw:frame draw:style-name="gr17" draw:layer="layout" svg:width="3.089cm" svg:height="1.691cm" svg:x="16.425cm" svg:y="6.925cm">
          <draw:text-box>
            <text:p>Protocol<text:line-break/>repository</text:p>
          </draw:text-box>
        </draw:frame>
        <draw:frame draw:style-name="gr18" draw:layer="layout" svg:width="4.1cm" svg:height="1.691cm" svg:x="23.4cm" svg:y="2.4cm">
          <draw:text-box>
            <text:p>Experimental data</text:p>
          </draw:text-box>
        </draw:frame>
        <draw:custom-shape draw:style-name="gr19" draw:text-style-name="P1" draw:layer="layout" svg:width="0.9cm" svg:height="1cm" svg:x="25cm" svg:y="3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6.1cm" svg:y="3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4.4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3.9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5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3.4cm" svg:y="5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4.5cm" svg:y="5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9cm" svg:height="1cm" svg:x="25.6cm" svg:y="5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0" draw:text-style-name="P1" draw:layer="layout" svg:x1="20.505cm" svg:y1="4.2cm" svg:x2="25cm" svg:y2="4.2cm">
          <text:p/>
        </draw:line>
        <draw:line draw:style-name="gr20" draw:text-style-name="P1" draw:layer="layout" svg:x1="19.806cm" svg:y1="4.8cm" svg:x2="24.4cm" svg:y2="4.8cm">
          <text:p/>
        </draw:line>
        <draw:line draw:style-name="gr20" draw:text-style-name="P1" draw:layer="layout" svg:x1="19.206cm" svg:y1="5.4cm" svg:x2="23.9cm" svg:y2="5.4cm">
          <text:p/>
        </draw:line>
        <draw:line draw:style-name="gr20" draw:text-style-name="P1" draw:layer="layout" svg:x1="18.606cm" svg:y1="6.1cm" svg:x2="23.4cm" svg:y2="6.1cm">
          <text:p/>
        </draw:line>
        <draw:line draw:style-name="gr20" draw:text-style-name="P1" draw:layer="layout" svg:x1="22.2cm" svg:y1="2.71cm" svg:x2="22.2cm" svg:y2="4.2cm">
          <text:p/>
        </draw:line>
        <draw:line draw:style-name="gr20" draw:text-style-name="P1" draw:layer="layout" svg:x1="22.2cm" svg:y1="4.2cm" svg:x2="20.6cm" svg:y2="6.1cm">
          <text:p/>
        </draw:line>
        <draw:polygon draw:style-name="gr21" draw:layer="layout" svg:width="8.199cm" svg:height="1.039cm" svg:x="16.1cm" svg:y="0.12cm" svg:viewBox="0 0 8200 1040" draw:points="4099,1040 0,1040 0,0 8200,0 8200,1040">
          <text:p>The future, with the Web Lab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dash7" draw:style="rect" draw:dots1="1" draw:dots1-length="0.33cm" draw:distance="0.33cm"/>
    <draw:stroke-dash draw:name="dash8" draw:style="rect" draw:dots1="1" draw:dots1-length="0.343cm" draw:distance="0.343cm"/>
    <draw:stroke-dash draw:name="dash91" draw:style="rect" draw:dots1="1" draw:dots1-length="0.191cm" draw:distance="0.03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8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dc:date>2015-11-30T13:43:00.605000000</dc:date>
    <dc:creator>J Cooper</dc:creator>
    <meta:editing-duration>PT36M54S</meta:editing-duration>
    <meta:editing-cycles>6</meta:editing-cycles>
    <meta:document-statistic meta:object-count="83"/>
  </office:meta>
</office:document-meta>
</file>